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0.55cm" fo:min-width="1.5cm"/>
    </style:style>
    <style:style style:name="gr2" style:family="graphic" style:parent-style-name="standard">
      <style:graphic-properties svg:stroke-color="#dddddd" draw:fill-color="#e0efd4" draw:textarea-horizontal-align="justify" draw:textarea-vertical-align="middle" draw:auto-grow-height="false" fo:min-height="0.55cm" fo:min-width="1.8cm"/>
    </style:style>
    <style:style style:name="gr3" style:family="graphic" style:parent-style-name="standard">
      <style:graphic-properties svg:stroke-color="#dddddd" draw:fill-color="#eeeeee" draw:textarea-horizontal-align="justify" draw:textarea-vertical-align="middle" draw:auto-grow-height="false" fo:min-height="2.55cm" fo:min-width="2.2cm"/>
    </style:style>
    <style:style style:name="gr4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05cm"/>
    </style:style>
    <style:style style:name="gr8" style:family="graphic" style:parent-style-name="standard">
      <style:graphic-properties draw:stroke="none" svg:stroke-color="#000000" draw:fill="none" draw:fill-color="#ffffff" fo:min-height="0.972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e0efd4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cm" svg:height="0.8cm" svg:x="2.5cm" svg:y="3.7cm">
          <text:p text:style-name="P1"><text:span text:style-name="T1">I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cm" svg:height="0.8cm" svg:x="4cm" svg:y="5.3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cm" svg:height="2.8cm" svg:x="6.4cm" svg:y="2.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3cm" svg:y1="4.5cm" svg:x2="5cm" svg:y2="5.3cm">
          <text:p/>
        </draw:line>
        <draw:line draw:style-name="gr4" draw:text-style-name="P5" draw:layer="layout" svg:x1="6.4cm" svg:y1="3.8cm" svg:x2="5.6cm" svg:y2="5.3cm">
          <text:p/>
        </draw:line>
        <draw:custom-shape draw:style-name="gr5" draw:text-style-name="P1" draw:layer="layout" svg:width="0.4cm" svg:height="0.4cm" svg:x="6.6cm" svg:y="3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7" draw:layer="layout" svg:width="2.407cm" svg:height="1.319cm" svg:x="6.3cm" svg:y="2.2cm">
          <draw:text-box>
            <text:p text:style-name="P6"><text:span text:style-name="T2">apache/nginx</text:span></text:p>
            <text:p text:style-name="P6"><text:span text:style-name="T2"/></text:p>
            <text:p text:style-name="P6"><text:span text:style-name="T2"><text:s text:c="13"/></text:span><text:span text:style-name="T2">PHP</text:span></text:p>
          </draw:text-box>
        </draw:frame>
        <draw:frame draw:style-name="gr7" draw:text-style-name="P9" draw:layer="layout" svg:width="1cm" svg:height="1.523cm" svg:x="8.4cm" svg:y="2.6cm">
          <draw:text-box>
            <text:p text:style-name="P8"><text:span text:style-name="T3">7.1</text:span></text:p>
            <text:p text:style-name="P8"><text:span text:style-name="T3">7.2</text:span></text:p>
            <text:p text:style-name="P8"><text:span text:style-name="T3">7.3</text:span></text:p>
            <text:p text:style-name="P8"><text:span text:style-name="T3">7.4</text:span></text:p>
          </draw:text-box>
        </draw:frame>
        <draw:frame draw:style-name="gr8" draw:text-style-name="P9" draw:layer="layout" svg:width="2.3cm" svg:height="1.222cm" svg:x="6.8cm" svg:y="3.878cm">
          <draw:text-box>
            <text:p text:style-name="P8"><text:span text:style-name="T3">Mysql</text:span></text:p>
            <text:p text:style-name="P8"><text:span text:style-name="T3">Mariadb</text:span></text:p>
            <text:p text:style-name="P8"><text:span text:style-name="T3">...</text:span></text:p>
          </draw:text-box>
        </draw:frame>
        <draw:frame draw:style-name="gr6" draw:text-style-name="P10" draw:layer="layout" svg:width="1.56cm" svg:height="0.645cm" svg:x="6.204cm" svg:y="1.501cm">
          <draw:text-box>
            <text:p><text:span text:style-name="T4">docker</text:span></text:p>
          </draw:text-box>
        </draw:frame>
        <draw:custom-shape draw:style-name="gr2" draw:text-style-name="P3" draw:layer="layout" svg:width="2.3cm" svg:height="0.8cm" svg:x="4cm" svg:y="6.9cm">
          <text:p text:style-name="P1"><text:span text:style-name="T1">git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15cm" svg:y1="6.1cm" svg:x2="5.15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21:06:31.303864951</meta:creation-date>
    <dc:date>2019-10-01T21:20:09.651491542</dc:date>
    <meta:editing-duration>PT3M12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